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gativeArraySizeException.NegativeArraySiz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gativeArraySizeException.NegativeArraySiz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